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linecap="round" draw:fill="none" draw:textarea-horizontal-align="justify" draw:textarea-vertical-align="top" draw:auto-grow-height="false" fo:min-height="26.5cm" fo:min-width="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3.5cm" fo:min-width="8.25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75cm" fo:min-width="5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.4cm" fo:min-width="8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10.55cm" fo:min-width="8.25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cm" fo:min-width="5.5cm"/>
      <style:paragraph-properties style:writing-mode="lr-tb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1.5cm" fo:min-width="5.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4.3cm" fo:min-width="5.5cm"/>
      <style:paragraph-properties style:writing-mode="lr-tb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1cm" fo:min-width="4.85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75cm" fo:min-width="4.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3.75cm" fo:min-width="8.25cm"/>
      <style:paragraph-properties style:writing-mode="lr-tb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0.55cm" fo:min-width="5.5cm"/>
      <style:paragraph-properties style:writing-mode="lr-tb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0.6cm" fo:min-width="5.5cm"/>
      <style:paragraph-properties style:writing-mode="lr-tb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0.4cm" fo:min-width="5.5cm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1.25cm" fo:min-width="5.75cm"/>
      <style:paragraph-properties style:writing-mode="lr-tb"/>
    </style:style>
    <style:style style:name="gr1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00a933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5cm" svg:height="26.75cm" svg:x="1.25cm" svg:y="1.5cm">
          <text:p text:style-name="P1">Capacités méti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5cm" svg:height="3.75cm" svg:x="1.5cm" svg:y="3.5cm">
          <text:p text:style-name="P1">Gestion Fournisseu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1cm" svg:x="2.75cm" svg:y="4.5cm">
          <text:p text:style-name="P1">Livreur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1cm" svg:x="2.75cm" svg:y="5.8cm">
          <text:p text:style-name="P1">Produi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75cm" svg:height="1.65cm" svg:x="1.5cm" svg:y="7.6cm">
          <text:p text:style-name="P1">Gestion Client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0.8cm" svg:x="1.5cm" svg:y="12.2cm">
          <text:p text:style-name="P1">Prise de commande et exécutio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.25cm" svg:x="2.75cm" svg:y="14.25cm">
          <text:p text:style-name="P1">Gestion command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cm" svg:height="1.75cm" svg:x="2.75cm" svg:y="16cm">
          <text:p text:style-name="P1">Préparation command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cm" svg:height="4.55cm" svg:x="2.75cm" svg:y="18.2cm">
          <text:p text:style-name="P1">Livraison Commande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5cm" svg:height="1.25cm" svg:x="3cm" svg:y="19.75cm">
          <text:p text:style-name="P5"><text:span text:style-name="T1">Gestion Coursi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35cm" svg:height="1cm" svg:x="3.05cm" svg:y="21.5cm">
          <text:p text:style-name="P5"><text:span text:style-name="T1">Suivi livrais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75cm" svg:height="4cm" svg:x="1.5cm" svg:y="24cm">
          <text:p text:style-name="P1">Comptabilité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cm" svg:height="0.8cm" svg:x="2.55cm" svg:y="24.9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cm" svg:height="0.85cm" svg:x="2.55cm" svg:y="25.95cm">
          <text:p text:style-name="P1">Fournisseur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cm" svg:height="0.65cm" svg:x="2.55cm" svg:y="27.15cm">
          <text:p text:style-name="P1">Coursi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75cm" svg:height="1.65cm" svg:x="1.5cm" svg:y="9.8cm">
          <text:p text:style-name="P1">Gestion Stoc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cm" svg:height="26.75cm" svg:x="10.55cm" svg:y="1.5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6.25cm" svg:height="1.5cm" svg:x="12.5cm" svg:y="13.95cm">
          <text:p text:style-name="P1"><text:span text:style-name="T2">OrderServic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6.25cm" svg:height="1.5cm" svg:x="12.5cm" svg:y="16.15cm">
          <text:p text:style-name="P1"><text:span text:style-name="T2">ProductServic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6.25cm" svg:height="1.5cm" svg:x="12.5cm" svg:y="19.35cm">
          <text:p text:style-name="P1"><text:span text:style-name="T2">DeliveryService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8.75cm" svg:y1="14.75cm" svg:x2="12.5cm" svg:y2="14.75cm">
          <text:p/>
        </draw:line>
        <draw:line draw:style-name="gr16" draw:text-style-name="P2" draw:layer="layout" svg:x1="8.75cm" svg:y1="16.95cm" svg:x2="12.5cm" svg:y2="16.95cm">
          <text:p/>
        </draw:line>
        <draw:line draw:style-name="gr16" draw:text-style-name="P2" draw:layer="layout" svg:x1="8.75cm" svg:y1="20.15cm" svg:x2="12.5cm" svg:y2="20.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8T12:21:16.191897774</meta:creation-date>
    <dc:date>2023-09-08T15:04:23.626002125</dc:date>
    <meta:editing-duration>PT2H32M6S</meta:editing-duration>
    <meta:editing-cycles>2</meta:editing-cycles>
    <meta:generator>LibreOffice/7.3.7.2$Linux_X86_64 LibreOffice_project/30$Build-2</meta:generator>
    <meta:document-statistic meta:object-count="23"/>
  </office:meta>
</office:document-meta>
</file>